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8.96mm"/>
    </style:style>
    <style:style style:name="co3" style:family="table-column">
      <style:table-column-properties fo:break-before="auto" style:column-width="46.97mm"/>
    </style:style>
    <style:style style:name="co4" style:family="table-column">
      <style:table-column-properties fo:break-before="auto" style:column-width="36.49mm"/>
    </style:style>
    <style:style style:name="co5" style:family="table-column">
      <style:table-column-properties fo:break-before="auto" style:column-width="35.31mm"/>
    </style:style>
    <style:style style:name="co6" style:family="table-column">
      <style:table-column-properties fo:break-before="auto" style:column-width="5.08mm"/>
    </style:style>
    <style:style style:name="co7" style:family="table-column">
      <style:table-column-properties fo:break-before="auto" style:column-width="48.1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QECC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6" table:default-cell-style-name="Default"/>
        <table:table-column table:style-name="co8" table:number-columns-repeated="1014" table:default-cell-style-name="Default"/>
        <table:table-row table:style-name="ro1">
          <table:table-cell table:style-name="ce4" office:value-type="string" calcext:value-type="string" table:number-columns-spanned="2" table:number-rows-spanned="1">
            <text:p>Journal</text:p>
          </table:table-cell>
          <table:covered-table-cell table:style-name="ce3"/>
          <table:table-cell table:style-name="ce3" office:value-type="string" calcext:value-type="string">
            <text:p>No.</text:p>
          </table:table-cell>
          <table:table-cell table:style-name="ce3" table:number-columns-repeated="5"/>
          <table:table-cell table:style-name="ce3" office:value-type="string" calcext:value-type="string">
            <text:p>Reaction</text:p>
          </table:table-cell>
          <table:table-cell table:style-name="ce3" table:number-columns-repeated="1015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Kitagaki-1983, FNAL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2" table:number-rows-spanned="1">
            <text:p>10.1103/PhysRevD.28.436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/>
          <table:table-cell office:value-type="string" calcext:value-type="string">
            <text:p>NUMU N --&gt; MU- P</text:p>
          </table:table-cell>
          <table:table-cell table:number-columns-repeated="1015"/>
        </table:table-row>
        <table:table-row table:style-name="ro1">
          <table:table-cell office:value-type="float" office:value="4.831" calcext:value-type="float">
            <text:p>4.831</text:p>
          </table:table-cell>
          <table:table-cell office:value-type="float" office:value="9.72" calcext:value-type="float">
            <text:p>9.7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22" calcext:value-type="float">
            <text:p>0.2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8" calcext:value-type="float">
            <text:p>0.1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Barish-1977,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2" table:number-rows-spanned="1">
            <text:p>10.1103/PhysRevD.16.3103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/>
          <table:table-cell office:value-type="string" calcext:value-type="string">
            <text:p>NUMU N --&gt; MU- P</text:p>
          </table:table-cell>
          <table:table-cell table:number-columns-repeated="1015"/>
        </table:table-row>
        <table:table-row table:style-name="ro1">
          <table:table-cell office:value-type="float" office:value="1.143" calcext:value-type="float">
            <text:p>1.143</text:p>
          </table:table-cell>
          <table:table-cell office:value-type="float" office:value="2.454" calcext:value-type="float">
            <text:p>2.454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02" calcext:value-type="float">
            <text:p>1.0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12" calcext:value-type="float">
            <text:p>0.1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float" office:value="0.28" calcext:value-type="float">
            <text:p>0.2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76" calcext:value-type="float">
            <text:p>1.76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.21" calcext:value-type="float">
            <text:p>0.2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75" calcext:value-type="float">
            <text:p>2.75</text:p>
          </table:table-cell>
          <table:table-cell office:value-type="float" office:value="1.18" calcext:value-type="float">
            <text:p>1.18</text:p>
          </table:table-cell>
          <table:table-cell table:number-columns-repeated="2" office:value-type="float" office:value="0.33" calcext:value-type="float">
            <text:p>0.3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Baker-1981,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2" table:number-rows-spanned="1">
            <text:p>10.1103/PhysRevD.23.2499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/>
          <table:table-cell office:value-type="string" calcext:value-type="string">
            <text:p>NUMU N --&gt; MU- P</text:p>
          </table:table-cell>
          <table:table-cell table:number-columns-repeated="1015"/>
        </table:table-row>
        <table:table-row table:style-name="ro1">
          <table:table-cell office:value-type="float" office:value="1.479" calcext:value-type="float">
            <text:p>1.479</text:p>
          </table:table-cell>
          <table:table-cell office:value-type="float" office:value="2.235" calcext:value-type="float">
            <text:p>2.23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.18" calcext:value-type="float">
            <text:p>1.18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1" calcext:value-type="float">
            <text:p>0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Brunner-1990, SKA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2" table:number-rows-spanned="1">
            <text:p>10.1007/BF01556267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/>
          <table:table-cell office:value-type="string" calcext:value-type="string">
            <text:p>NUMU N --&gt; MU- P</text:p>
          </table:table-cell>
          <table:table-cell table:number-columns-repeated="1015"/>
        </table:table-row>
        <table:table-row table:style-name="ro1">
          <table:table-cell office:value-type="float" office:value="2.548" calcext:value-type="float">
            <text:p>2.548</text:p>
          </table:table-cell>
          <table:table-cell office:value-type="float" office:value="6.265" calcext:value-type="float">
            <text:p>6.2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.18" calcext:value-type="float">
            <text:p>0.1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6" calcext:value-type="float">
            <text:p>0.1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22" calcext:value-type="float">
            <text:p>0.2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.8" calcext:value-type="float">
            <text:p>7.8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19" calcext:value-type="float">
            <text:p>0.1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0.18" calcext:value-type="float">
            <text:p>0.1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.5" calcext:value-type="float">
            <text:p>20.5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4:55:26.244257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7T14:27:39.734641246</meta:creation-date>
    <meta:generator>LibreOffice/7.1.2.2$Linux_X86_64 LibreOffice_project/10$Build-2</meta:generator>
    <dc:date>2021-05-07T14:56:05.378071568</dc:date>
    <meta:editing-duration>PT27M31S</meta:editing-duration>
    <meta:editing-cycles>11</meta:editing-cycles>
    <meta:document-statistic meta:table-count="1" meta:cell-count="157" meta:object-count="0"/>
  </office:meta>
</office:document-meta>
</file>